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1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SAMUEL'S FAREWELL SPEECH (12:1-25)<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SAMUEL'S FAREWELL SPEECH (12:1-25)<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contents (12:1-13): Samuel reviews the faithfulness that has been shown to Israel by himself and the Lord.<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contents (12:1-13): Samuel reviews the faithfulness that has been shown to Israel by himself and the Lord.<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faithfulness (12:1-5)<text:s text:c="1"/></text:span></text:p>
              </text:list-item>
            </text:list>
            <text:list text:style-name="a460">
              <text:list-item>
                <text:p text:style-name="a459" text:class-names="" text:cond-style-name=""><text:span text:style-name="a458" text:class-names=""><text:s text:c="1"/>The Lord's faithfulness (12:6-13)<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SAMUEL'S FAREWELL SPEECH (12:1-25)<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contents (12:1-13): Samuel reviews the faithfulness that has been shown to Israel by himself and the Lord.<text:s text:c="1"/></text:span></text:p>
              </text:list-item>
            </text:list>
            <text:list text:style-name="a475">
              <text:list-item>
                <text:p text:style-name="a474" text:class-names="" text:cond-style-name=""><text:span text:style-name="a473" text:class-names=""><text:s text:c="1"/>The choice (12:14-15)<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choice (12:14-15)<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Obeying the Lord will bring good things.<text:s text:c="1"/></text:span></text:p>
              </text:list-item>
            </text:list>
            <text:list text:style-name="a490">
              <text:list-item>
                <text:p text:style-name="a489" text:class-names="" text:cond-style-name=""><text:span text:style-name="a488" text:class-names=""><text:s text:c="1"/>Forsaking the Lord will bring punishment.<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SAMUEL'S FAREWELL SPEECH (12:1-25)<text:s text:c="1"/></text:span><text:span text:style-name="a497" text:class-names=""/></text:p>
          </draw:text-box>
          <svg:title/>
          <svg:desc/>
        </draw:frame>
        <draw:frame draw:id="id94" presentation:style-name="a512"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contents (12:1-13): Samuel reviews the faithfulness that has been shown to Israel by himself and the Lord.<text:s text:c="1"/></text:span></text:p>
              </text:list-item>
            </text:list>
            <text:list text:style-name="a505">
              <text:list-item>
                <text:p text:style-name="a504" text:class-names="" text:cond-style-name=""><text:span text:style-name="a503" text:class-names=""><text:s text:c="1"/>The choice (12:14-15)<text:s text:c="1"/></text:span></text:p>
              </text:list-item>
            </text:list>
            <text:list text:style-name="a508">
              <text:list-item>
                <text:p text:style-name="a507" text:class-names="" text:cond-style-name=""><text:span text:style-name="a506" text:class-names=""><text:s text:c="1"/>The confirmation (12:16-25): The Lord displays his disapproval of the people's desire for a king by sending loud thunder and heavy rain. Samuel urges the people to sincerely worship the Lord only.<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1 SAMUEL 12-13<text:s text:c="1"/></text:span><text:span text:style-name="a515" text:class-names=""/></text:p>
          </draw:text-box>
          <svg:title/>
          <svg:desc/>
        </draw:frame>
        <draw:frame draw:id="id96" presentation:style-name="a527"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SAMUEL'S FAREWELL SPEECH (12:1-25)<text:s text:c="1"/></text:span></text:p>
              </text:list-item>
            </text:list>
            <text:list text:style-name="a523">
              <text:list-item>
                <text:p text:style-name="a522" text:class-names="" text:cond-style-name=""><text:span text:style-name="a521" text:class-names="">SAUL'S FOOLISH SIN (13:1-23)<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title-Title-Slide" presentation:presentation-page-layout-name="Master1-PPL1" draw:id="Slide-263">
        <draw:frame draw:id="id97" presentation:style-name="a532" draw:name="Title 1" svg:x="1.38in" svg:y="0.83in" svg:width="10.3in" svg:height="4.42in" presentation:class="title" presentation:placeholder="false">
          <draw:text-box>
            <text:p text:style-name="a531" text:class-names="" text:cond-style-name=""><text:span text:style-name="a529" text:class-names="">SAUL'S FOOLISH SIN (13:1-23)<text:s text:c="1"/></text:span><text:span text:style-name="a530" text:class-names=""/></text:p>
          </draw:text-box>
          <svg:title/>
          <svg:desc/>
        </draw:frame>
        <draw:frame draw:id="id98" presentation:style-name="a537" draw:name="Subtitle 2" svg:x="1.38in" svg:y="5.25in" svg:width="10.3in" svg:height="1.85in" presentation:class="subtitle" presentation:placeholder="false">
          <draw:text-box>
            <text:p text:style-name="a534" text:class-names="" text:cond-style-name=""><text:span text:style-name="a533" text:class-names=""><text:s text:c="1"/>Saul's wickedness (13:1-14)<text:s text:c="1"/></text:span></text:p>
            <text:p text:style-name="a536" text:class-names="" text:cond-style-name=""><text:span text:style-name="a535" text:class-names=""/></text:p>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Saul's wickedness (13:1-14)<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panic (13:1-7): Saul's son Jonathan and his army destroy the garrison of Philistines at Geba, so the enemy mobilizes its entire army of chariots, horsemen, and soldiers against Israel. Saul and his men tremble in fear at the sight!<text:s text:c="1"/></text:span></text:p>
              </text:list-item>
            </text:list>
            <text:list text:style-name="a548">
              <text:list-item>
                <text:p text:style-name="a547" text:class-names="" text:cond-style-name=""><text:span text:style-name="a546" text:class-names=""><text:s text:c="1"/>The presumption (13:8-9): To rally his frightened troops, Saul unlawfully assumes the role of priest and offers up the burnt offering.<text:s text:c="1"/></text:span></text:p>
              </text:list-item>
            </text:list>
            <text:list text:style-name="a551">
              <text:list-item>
                <text:p text:style-name="a550" text:class-names="" text:cond-style-name=""><text:span text:style-name="a549" text:class-names=""><text:s text:c="1"/>The punishment (13:10-14): Samuel arrives and rebukes Saul for his actions. He pronounces that the Lord will punish Saul by ending his dynasty.<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SAUL'S FOOLISH SIN (13:1-23)<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Saul's wickedness (13:1-14)<text:s text:c="1"/></text:span></text:p>
              </text:list-item>
            </text:list>
            <text:list text:style-name="a566">
              <text:list-item>
                <text:p text:style-name="a565" text:class-names="" text:cond-style-name=""><text:span text:style-name="a564" text:class-names=""><text:s text:c="1"/>Israel's weakness (13:15-23)<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text:s text:c="1"/>Israel's weakness (13:15-23)<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ext:s text:c="1"/>Lack of warriors (13:15): Saul's army dwindles to only 600 men.<text:s text:c="1"/></text:span></text:p>
              </text:list-item>
            </text:list>
            <text:list text:style-name="a581">
              <text:list-item>
                <text:p text:style-name="a580" text:class-names="" text:cond-style-name=""><text:span text:style-name="a579" text:class-names=""><text:s text:c="1"/>Lack of weapons (13:16-23): There are no blacksmiths in all Israel, so the only soldiers who have a sword or spear are Saul and Jonathan!<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SAUL'S FOOLISH SIN (13:1-23)<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Saul's wickedness (13:1-14)<text:s text:c="1"/></text:span></text:p>
              </text:list-item>
            </text:list>
            <text:list text:style-name="a596">
              <text:list-item>
                <text:p text:style-name="a595" text:class-names="" text:cond-style-name=""><text:span text:style-name="a594" text:class-names=""><text:s text:c="1"/>Israel's weakness (13:15-23)<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12-13<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SAMUEL'S FAREWELL SPEECH (12:1-25)<text:s text:c="1"/></text:span></text:p>
              </text:list-item>
            </text:list>
            <text:list text:style-name="a611">
              <text:list-item>
                <text:p text:style-name="a610" text:class-names="" text:cond-style-name=""><text:span text:style-name="a609" text:class-names="">SAUL'S FOOLISH SIN (13:1-23)<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13 </dc:title>
    <meta:initial-creator>David STRICKLAND</meta:initial-creator>
    <dc:creator>David STRICKLAND</dc:creator>
    <meta:creation-date>2020-02-22T17:27:41Z</meta:creation-date>
    <dc:date>2020-02-22T17:27:41Z</dc:date>
    <meta:template xlink:href="BibleStudy" xlink:type="simple"/>
    <meta:editing-cycles>1</meta:editing-cycles>
    <meta:editing-duration>PT0S</meta:editing-duration>
    <meta:document-statistic meta:paragraph-count="38" meta:word-count="437"/>
  </office:meta>
</office:document-meta>
</file>